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39cm" fo:margin-left="-0.016cm" fo:margin-right="-0.023cm" table:align="margins"/>
    </style:style>
    <style:style style:name="Tabela1.A" style:family="table-column">
      <style:table-column-properties style:column-width="3.916cm" style:rel-column-width="15060*"/>
    </style:style>
    <style:style style:name="Tabela1.B" style:family="table-column">
      <style:table-column-properties style:column-width="3.099cm" style:rel-column-width="11919*"/>
    </style:style>
    <style:style style:name="Tabela1.C" style:family="table-column">
      <style:table-column-properties style:column-width="2.417cm" style:rel-column-width="9294*"/>
    </style:style>
    <style:style style:name="Tabela1.D" style:family="table-column">
      <style:table-column-properties style:column-width="2.499cm" style:rel-column-width="9613*"/>
    </style:style>
    <style:style style:name="Tabela1.F" style:family="table-column">
      <style:table-column-properties style:column-width="2.609cm" style:rel-column-width="10036*"/>
    </style:style>
    <style:style style:name="Tabela1.A1" style:family="table-cell">
      <style:table-cell-properties fo:padding="0.097cm" fo:border-left="0.002cm solid #000000" fo:border-right="none" fo:border-top="0.002cm solid #000000" fo:border-bottom="0.035cm solid #000000"/>
    </style:style>
    <style:style style:name="Tabela1.F1" style:family="table-cell">
      <style:table-cell-properties fo:padding="0.097cm" fo:border-left="0.002cm solid #000000" fo:border-right="0.002cm solid #000000" fo:border-top="0.002cm solid #000000" fo:border-bottom="0.035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abe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top="0.205cm" fo:margin-bottom="0.205cm"/>
    </style:style>
    <style:style style:name="P5" style:family="paragraph" style:parent-style-name="Standard" style:master-page-name="">
      <style:paragraph-properties fo:margin-left="0.318cm" fo:margin-right="0cm" fo:text-align="justify" style:justify-single-word="false" fo:text-indent="-0.318cm" style:auto-text-indent="false" style:page-number="auto"/>
    </style:style>
    <style:style style:name="P6" style:family="paragraph" style:parent-style-name="Standard">
      <style:paragraph-properties fo:margin-left="0.265cm" fo:margin-right="0cm" fo:text-align="justify" style:justify-single-word="false" fo:text-indent="-0.265cm" style:auto-text-indent="false"/>
    </style:style>
    <style:style style:name="P7" style:family="paragraph" style:parent-style-name="Standard" style:master-page-name="">
      <style:paragraph-properties fo:margin-left="0.265cm" fo:margin-right="0cm" fo:text-align="justify" style:justify-single-word="false" fo:text-indent="-0.265cm" style:auto-text-indent="false" style:page-number="auto"/>
    </style:style>
    <style:style style:name="P8" style:family="paragraph" style:parent-style-name="Standard">
      <style:paragraph-properties fo:margin-left="0.37cm" fo:margin-right="0cm" fo:text-indent="-0.37cm" style:auto-text-indent="false"/>
    </style:style>
    <style:style style:name="P9" style:family="paragraph" style:parent-style-name="Standard" style:master-page-name="">
      <style:paragraph-properties fo:margin-left="0.318cm" fo:margin-right="0cm" fo:text-align="justify" style:justify-single-word="false" fo:text-indent="-0.37cm" style:auto-text-indent="false" style:page-number="auto"/>
    </style:style>
    <style:style style:name="P10" style:family="paragraph" style:parent-style-name="Standard">
      <style:paragraph-properties fo:margin-left="0.318cm" fo:margin-right="0cm" fo:text-align="justify" style:justify-single-word="false" fo:text-indent="-0.37cm" style:auto-text-indent="false"/>
    </style:style>
    <style:style style:name="P11" style:family="paragraph" style:parent-style-name="Standard" style:master-page-name="">
      <style:paragraph-properties fo:margin-left="0.529cm" fo:margin-right="0cm" fo:text-indent="0cm" style:auto-text-indent="false" style:page-number="auto"/>
    </style:style>
    <style:style style:name="P12" style:family="paragraph" style:parent-style-name="Standard">
      <style:paragraph-properties fo:margin-left="0.529cm" fo:margin-right="0cm" fo:text-indent="0cm" style:auto-text-indent="false"/>
    </style:style>
    <style:style style:name="P13" style:family="paragraph" style:parent-style-name="Table_20_Contents">
      <style:text-properties fo:font-size="10pt" style:font-size-asian="10pt" style:font-size-complex="10pt"/>
    </style:style>
    <style:style style:name="P14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16" style:family="paragraph" style:parent-style-name="Heading_20_1">
      <style:paragraph-properties fo:break-before="page"/>
    </style: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15" text:outline-level="1">Raport z realizacji projektu:</text:h>
      <text:p text:style-name="P1"/>
      <text:p text:style-name="P3">Robot czyszczący tablicę – Robo-Gąbka</text:p>
      <text:p text:style-name="P4"/>
      <text:p text:style-name="P4">Zespół projektowy:</text:p>
      <text:p text:style-name="P11">Robert Płatkowski</text:p>
      <text:p text:style-name="P12">Tomasz Pogłud</text:p>
      <text:p text:style-name="P4">osoba prowadząca projekt:</text:p>
      <text:p text:style-name="P11">Tomasz Pogłud</text:p>
      <text:p text:style-name="Standard"/>
      <text:p text:style-name="Standard"/>
      <text:p text:style-name="Standard"/>
      <text:h text:style-name="Heading_20_1" text:outline-level="1">2. Cel i zakres projektu</text:h>
      <text:p text:style-name="P2"/>
      <text:p text:style-name="P2">Celem projektu jest wykonanie platformy mobilnej - robota poruszającego się po pionowej tablicy o metalowej ścianie tylnej umożliwiającej zamocowanie robota za pomocą magnesów.</text:p>
      <text:p text:style-name="P2"/>
      <text:p text:style-name="P2">Zakres projektu obejmuje:</text:p>
      <text:p text:style-name="P5">- zaprojektowanie i wykonanie podwozia robota umożliwiającego poruszanie się po pionowej metalowej tablicy w dowolnym kierunku oraz czyszczenie tablicy</text:p>
      <text:p text:style-name="P7">- zaprojektowanie i wykonanie napędu robota wraz ze sterownikiem prędkości obrotowej i kierunku obrotów silników</text:p>
      <text:p text:style-name="P6">- zaprojektowanie i wykonanie modułu zasilającego (akumulator, przetwornica step-down)</text:p>
      <text:p text:style-name="P6">- zaprojektowanie i wykonanie sensorów umożliwiających wykrywanie dotarcia robota do brzegu tablicy (sensory zbliżeniowe) oraz orientację robota w czterech podstawowych kierunkach (góra, dół, lewo, prawo tablicy - sensory wychylenia)</text:p>
      <text:p text:style-name="P6">- zaprojektowanie i wykonanie modułu komunikacji wifi umożliwiającego sterowanie ruchem robota oraz włączaniem/wyłączaniem automatycznego czyszczenia tablicy</text:p>
      <text:p text:style-name="P6">- zaprojektowanie i wykonanie kontrolera robota przetwarzającego sygnały z sensorów i modułu komunikacji oraz sterującego pracą sterownika silników</text:p>
      <text:p text:style-name="P6">- zaprogramowanie kontrolera robota</text:p>
      <text:p text:style-name="P6">- stworzenie aplikacji na smartfon służącej do komunikacji z robotem (sterowania ruchem, włączania/wyłączania automatycznego czyszczenia tablicy)</text:p>
      <text:p text:style-name="P2"/>
      <text:h text:style-name="P16" text:outline-level="1">3. Założenia projektu</text:h>
      <text:p text:style-name="Standard"/>
      <text:p text:style-name="P9">- podwozie robota zostanie zaprojektowane w środowisku AutoCAD i wydrukowane z tworzywa ABS na drukarce 3D;</text:p>
      <text:p text:style-name="P10">- elementy napędu (silniki, przekładnie, koła, elementy podpierające) będą standardowymi <text:s text:c="3"/>elementami dostępnymi w sprzedaży;</text:p>
      <text:p text:style-name="P10">- jako kontroler zostanie wykorzystana któraś z płytek bazowych z platformy Arduino (np. Arduino Micro z kontrolerem AVR Atmega32U4);</text:p>
      <text:p text:style-name="P10">- moduł wifi, sterownik silników oraz sensory będą standardowymi modułami dostępnymi w sprzedaży, kompatybilnymi z platformą Arduino (zasilanie 5V, sygnały napięciowe 5V);</text:p>
      <text:p text:style-name="P10">- do zaprogramowania kontrolera robota użyte zostanie środowisko Arduino IDE;</text:p>
      <text:p text:style-name="P10">- do napisania aplikacji sterującej robotem za pośrednictwem smartfona z systemem operacyjnym Android zostanie wykorzystane środowisko MIT App Inventor 2</text:p>
      <text:p text:style-name="P8"/>
      <text:p text:style-name="P8"/>
      <text:h text:style-name="P16" text:outline-level="1">4. Podział zadań w ramach projektu</text:h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 table:number-columns-repeated="2"/>
        <table:table-column table:style-name="Tabela1.F"/>
        <table:table-row>
          <table:table-cell table:style-name="Tabela1.A1" office:value-type="string">
            <text:p text:style-name="P14">Zadanie</text:p>
          </table:table-cell>
          <table:table-cell table:style-name="Tabela1.A1" office:value-type="string">
            <text:p text:style-name="P14">Osoba wykonująca</text:p>
          </table:table-cell>
          <table:table-cell table:style-name="Tabela1.A1" office:value-type="string">
            <text:p text:style-name="P14">Planowana data rozpoczęcia</text:p>
          </table:table-cell>
          <table:table-cell table:style-name="Tabela1.A1" office:value-type="string">
            <text:p text:style-name="P14">Planowana data zakończenia</text:p>
          </table:table-cell>
          <table:table-cell table:style-name="Tabela1.A1" office:value-type="string">
            <text:p text:style-name="P14">Rzeczywista data rozpoczęcia</text:p>
          </table:table-cell>
          <table:table-cell table:style-name="Tabela1.F1" office:value-type="string">
            <text:p text:style-name="P14">Rzeczywista data zakończenia</text:p>
          </table:table-cell>
        </table:table-row>
        <table:table-row>
          <table:table-cell table:style-name="Tabela1.A2" office:value-type="string">
            <text:p text:style-name="P13">Określenie i opis przypadków użycia prototypu</text:p>
          </table:table-cell>
          <table:table-cell table:style-name="Tabela1.A2" office:value-type="string">
            <text:p text:style-name="P13">Robert Płatkowski</text:p>
            <text:p text:style-name="P13">Tomasz Pogłud</text:p>
          </table:table-cell>
          <table:table-cell table:style-name="Tabela1.C2" office:value-type="date" office:date-value="2019-04-01">
            <text:p text:style-name="P13">1.04.2019</text:p>
          </table:table-cell>
          <table:table-cell table:style-name="Tabela1.C2" office:value-type="date" office:date-value="2019-04-05">
            <text:p text:style-name="P13">5.04.2019</text:p>
          </table:table-cell>
          <table:table-cell table:style-name="Tabela1.A2" office:value-type="string">
            <text:p text:style-name="P13"/>
          </table:table-cell>
          <table:table-cell table:style-name="Tabela1.F2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13">Dobór sensorów dotarcia do krawędzi</text:p>
          </table:table-cell>
          <table:table-cell table:style-name="Tabela1.A2" office:value-type="string">
            <text:p text:style-name="P13"/>
          </table:table-cell>
          <table:table-cell table:style-name="Tabela1.C2" office:value-type="date" office:date-value="2019-04-08">
            <text:p text:style-name="P13">8.04.2019</text:p>
          </table:table-cell>
          <table:table-cell table:style-name="Tabela1.C2" office:value-type="date" office:date-value="2019-04-12">
            <text:p text:style-name="P13">12.04.2019</text:p>
          </table:table-cell>
          <table:table-cell table:style-name="Tabela1.A2" office:value-type="string">
            <text:p text:style-name="P13"/>
          </table:table-cell>
          <table:table-cell table:style-name="Tabela1.F2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13">Dobór sensorów orientacji</text:p>
          </table:table-cell>
          <table:table-cell table:style-name="Tabela1.A2" office:value-type="string">
            <text:p text:style-name="P13"/>
          </table:table-cell>
          <table:table-cell table:style-name="Tabela1.C2" office:value-type="date" office:date-value="2019-04-08">
            <text:p text:style-name="P13">8.04.2019</text:p>
          </table:table-cell>
          <table:table-cell table:style-name="Tabela1.C2" office:value-type="date" office:date-value="2019-04-12">
            <text:p text:style-name="P13">12.04.2019</text:p>
          </table:table-cell>
          <table:table-cell table:style-name="Tabela1.A2" office:value-type="string">
            <text:p text:style-name="P13"/>
          </table:table-cell>
          <table:table-cell table:style-name="Tabela1.F2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13">Dobór modułu komunikacji wifi</text:p>
          </table:table-cell>
          <table:table-cell table:style-name="Tabela1.A2" office:value-type="string">
            <text:p text:style-name="P13"/>
          </table:table-cell>
          <table:table-cell table:style-name="Tabela1.C2" office:value-type="date" office:date-value="2019-04-08">
            <text:p text:style-name="P13">8.04.2019</text:p>
          </table:table-cell>
          <table:table-cell table:style-name="Tabela1.C2" office:value-type="date" office:date-value="2019-04-12">
            <text:p text:style-name="P13">12.04.2019</text:p>
          </table:table-cell>
          <table:table-cell table:style-name="Tabela1.A2" office:value-type="string">
            <text:p text:style-name="P13"/>
          </table:table-cell>
          <table:table-cell table:style-name="Tabela1.F2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13">Dobór kontrolera robota</text:p>
          </table:table-cell>
          <table:table-cell table:style-name="Tabela1.A2" office:value-type="string">
            <text:p text:style-name="P13"/>
          </table:table-cell>
          <table:table-cell table:style-name="Tabela1.C2" office:value-type="date" office:date-value="2019-04-08">
            <text:p text:style-name="P13">8.04.2019</text:p>
          </table:table-cell>
          <table:table-cell table:style-name="Tabela1.C2" office:value-type="date" office:date-value="2019-04-12">
            <text:p text:style-name="P13">12.04.2019</text:p>
          </table:table-cell>
          <table:table-cell table:style-name="Tabela1.A2" office:value-type="string">
            <text:p text:style-name="P13"/>
          </table:table-cell>
          <table:table-cell table:style-name="Tabela1.F2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13">Zaprojektowanie napędu</text:p>
          </table:table-cell>
          <table:table-cell table:style-name="Tabela1.A2" office:value-type="string">
            <text:p text:style-name="P13"/>
          </table:table-cell>
          <table:table-cell table:style-name="Tabela1.C2" office:value-type="date" office:date-value="2019-04-15">
            <text:p text:style-name="P13">15.04.2019</text:p>
          </table:table-cell>
          <table:table-cell table:style-name="Tabela1.C2" office:value-type="date" office:date-value="2019-04-19">
            <text:p text:style-name="P13">19.04.2019</text:p>
          </table:table-cell>
          <table:table-cell table:style-name="Tabela1.A2" office:value-type="string">
            <text:p text:style-name="P13"/>
          </table:table-cell>
          <table:table-cell table:style-name="Tabela1.F2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13">Zaprojektowanie zasilania</text:p>
          </table:table-cell>
          <table:table-cell table:style-name="Tabela1.A2" office:value-type="string">
            <text:p text:style-name="P13"/>
          </table:table-cell>
          <table:table-cell table:style-name="Tabela1.C2" office:value-type="date" office:date-value="2019-04-15">
            <text:p text:style-name="P13">15.04.2019</text:p>
          </table:table-cell>
          <table:table-cell table:style-name="Tabela1.C2" office:value-type="date" office:date-value="2019-04-19">
            <text:p text:style-name="P13">19.04.2019</text:p>
          </table:table-cell>
          <table:table-cell table:style-name="Tabela1.A2" office:value-type="string">
            <text:p text:style-name="P13"/>
          </table:table-cell>
          <table:table-cell table:style-name="Tabela1.F2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13">Zaprojektowanie podwozia</text:p>
          </table:table-cell>
          <table:table-cell table:style-name="Tabela1.A2" office:value-type="string">
            <text:p text:style-name="P13"/>
          </table:table-cell>
          <table:table-cell table:style-name="Tabela1.C2" office:value-type="date" office:date-value="2019-04-15">
            <text:p text:style-name="P13">15.04.2019</text:p>
          </table:table-cell>
          <table:table-cell table:style-name="Tabela1.C2" office:value-type="date" office:date-value="2019-04-26">
            <text:p text:style-name="P13">26.04.2019</text:p>
          </table:table-cell>
          <table:table-cell table:style-name="Tabela1.A2" office:value-type="string">
            <text:p text:style-name="P13"/>
          </table:table-cell>
          <table:table-cell table:style-name="Tabela1.F2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13">Wykonanie podwozia</text:p>
          </table:table-cell>
          <table:table-cell table:style-name="Tabela1.A2" office:value-type="string">
            <text:p text:style-name="P13"/>
          </table:table-cell>
          <table:table-cell table:style-name="Tabela1.C2" office:value-type="date" office:date-value="2019-05-06">
            <text:p text:style-name="P13">6.05.2019</text:p>
          </table:table-cell>
          <table:table-cell table:style-name="Tabela1.C2" office:value-type="date" office:date-value="2019-05-08">
            <text:p text:style-name="P13">8.05.2019</text:p>
          </table:table-cell>
          <table:table-cell table:style-name="Tabela1.A2" office:value-type="string">
            <text:p text:style-name="P13"/>
          </table:table-cell>
          <table:table-cell table:style-name="Tabela1.F2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13">Zamontowanie elementów na podwoziu</text:p>
          </table:table-cell>
          <table:table-cell table:style-name="Tabela1.A2" office:value-type="string">
            <text:p text:style-name="P13">Robert Płatkowski</text:p>
            <text:p text:style-name="P13">Tomasz Pogłud</text:p>
          </table:table-cell>
          <table:table-cell table:style-name="Tabela1.C2" office:value-type="date" office:date-value="2019-05-09">
            <text:p text:style-name="P13">9.05.2019</text:p>
          </table:table-cell>
          <table:table-cell table:style-name="Tabela1.C2" office:value-type="date" office:date-value="2019-05-10">
            <text:p text:style-name="P13">10.05.2019</text:p>
          </table:table-cell>
          <table:table-cell table:style-name="Tabela1.A2" office:value-type="string">
            <text:p text:style-name="P13"/>
          </table:table-cell>
          <table:table-cell table:style-name="Tabela1.F2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13">Napisanie i instalacja programu kontrolera</text:p>
          </table:table-cell>
          <table:table-cell table:style-name="Tabela1.A2" office:value-type="string">
            <text:p text:style-name="P13"/>
          </table:table-cell>
          <table:table-cell table:style-name="Tabela1.C2" office:value-type="date" office:date-value="2019-05-13">
            <text:p text:style-name="P13">13.05.2019</text:p>
          </table:table-cell>
          <table:table-cell table:style-name="Tabela1.C2" office:value-type="date" office:date-value="2019-05-24">
            <text:p text:style-name="P13">24.05.2019</text:p>
          </table:table-cell>
          <table:table-cell table:style-name="Tabela1.A2" office:value-type="string">
            <text:p text:style-name="P13"/>
          </table:table-cell>
          <table:table-cell table:style-name="Tabela1.F2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13">Napisanie i instalacja aplikacji na smartfona</text:p>
          </table:table-cell>
          <table:table-cell table:style-name="Tabela1.A2" office:value-type="string">
            <text:p text:style-name="P13"/>
          </table:table-cell>
          <table:table-cell table:style-name="Tabela1.C2" office:value-type="date" office:date-value="2019-05-13">
            <text:p text:style-name="P13">13.05.2019</text:p>
          </table:table-cell>
          <table:table-cell table:style-name="Tabela1.C2" office:value-type="date" office:date-value="2019-05-24">
            <text:p text:style-name="P13">24.05.2019</text:p>
          </table:table-cell>
          <table:table-cell table:style-name="Tabela1.A2" office:value-type="string">
            <text:p text:style-name="P13"/>
          </table:table-cell>
          <table:table-cell table:style-name="Tabela1.F2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13">Wykonanie testów prototypu</text:p>
          </table:table-cell>
          <table:table-cell table:style-name="Tabela1.A2" office:value-type="string">
            <text:p text:style-name="P13">Robert Płatkowski</text:p>
            <text:p text:style-name="P13">Tomasz Pogłud</text:p>
          </table:table-cell>
          <table:table-cell table:style-name="Tabela1.C2" office:value-type="date" office:date-value="2019-05-27">
            <text:p text:style-name="P13">27.05.2019</text:p>
          </table:table-cell>
          <table:table-cell table:style-name="Tabela1.C2" office:value-type="date" office:date-value="2019-05-29">
            <text:p text:style-name="P13">29.05.2019</text:p>
          </table:table-cell>
          <table:table-cell table:style-name="Tabela1.A2" office:value-type="string">
            <text:p text:style-name="P13"/>
          </table:table-cell>
          <table:table-cell table:style-name="Tabela1.F2" office:value-type="string">
            <text:p text:style-name="P13"/>
          </table:table-cell>
        </table:table-row>
        <table:table-row>
          <table:table-cell table:style-name="Tabela1.A2" office:value-type="string">
            <text:p text:style-name="P13">Opracowanie dokumentacji projektu</text:p>
          </table:table-cell>
          <table:table-cell table:style-name="Tabela1.A2" office:value-type="string">
            <text:p text:style-name="P13"/>
          </table:table-cell>
          <table:table-cell table:style-name="Tabela1.C2" office:value-type="date" office:date-value="2019-05-27">
            <text:p text:style-name="P13">27.05.2019</text:p>
          </table:table-cell>
          <table:table-cell table:style-name="Tabela1.C2" office:value-type="date" office:date-value="2019-05-31">
            <text:p text:style-name="P13">31.05.2019</text:p>
          </table:table-cell>
          <table:table-cell table:style-name="Tabela1.A2" office:value-type="string">
            <text:p text:style-name="P13"/>
          </table:table-cell>
          <table:table-cell table:style-name="Tabela1.F2" office:value-type="string">
            <text:p text:style-name="P13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l Anonim</meta:initial-creator>
    <meta:creation-date>2019-03-01T17:04:38.60</meta:creation-date>
    <dc:date>2019-03-06T11:26:27.84</dc:date>
    <dc:creator>Gal Anonim</dc:creator>
    <meta:editing-duration>PT1H47M47S</meta:editing-duration>
    <meta:editing-cycles>49</meta:editing-cycles>
    <meta:generator>OpenOffice/4.1.6$Win32 OpenOffice.org_project/416m1$Build-9790</meta:generator>
    <meta:document-statistic meta:table-count="1" meta:image-count="0" meta:object-count="0" meta:page-count="3" meta:paragraph-count="80" meta:word-count="392" meta:character-count="3183"/>
  </office:meta>
</office:document-meta>
</file>